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pe x: Pelle Carlsen(?), Sebastian Ryberg, Steffen Lefort &amp; Kasper Pagh</text:p>
      <text:p text:style-name="P1"/>
      <text:p text:style-name="P2">Vores ide går, i korte træk, ud på, at butikker som i dag bruger ”køb ni, få den tiende gratis”-kampagner, skal kunne bruge vores app til at følge og registrere kundernes køb, i stedet for plastik- eller papkort. </text:p>
      <text:p text:style-name="P2"/>
      <text:p text:style-name="P2">Det skal fungere således, at butikkens kunde installerer vores app på sin telefon. Når vedkommende så har købt sin vare, giver butikken ham en kode (evt QR/whatever?!?!), der kan scannes/indtastes i applikationen og sendes videre til en central server, hvor denne kode da valideres, således at vi kan registrere at kunden nu mangler x køb for at få sin gratis vare. </text:p>
      <text:p text:style-name="P2"/>
      <text:p text:style-name="P2"/>
      <text:p text:style-name="P2">Arbejdsspørgsmål:</text:p>
      <text:p text:style-name="P2"/>
      <text:list xml:id="list8780437662984981462" text:style-name="L1">
        <text:list-item>
          <text:p text:style-name="P3">Hvordan sikre vi at det er nemt/billigt for butikken at registrere købet (koden mv.</text:p>
        </text:list-item>
        <text:list-item>
          <text:p text:style-name="P3">?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per Pagh</meta:initial-creator>
    <meta:creation-date>2016-08-25T18:04:53.32</meta:creation-date>
    <dc:date>2016-08-25T18:30:24.70</dc:date>
    <dc:creator>Kasper Pagh</dc:creator>
    <meta:editing-duration>PT25M34S</meta:editing-duration>
    <meta:editing-cycles>3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6" meta:word-count="128" meta:character-count="758" meta:non-whitespace-character-count="634"/>
  </office:meta>
</office:document-meta>
</file>